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49B0000033E0000033E0526EEB341BC20A6.svg" manifest:media-type="image/svg+xml"/>
  <manifest:file-entry manifest:full-path="Pictures/100002010000002700000027AD5B1D02067831E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4" svg:stroke-width="0cm" draw:stroke-linejoin="none" svg:stroke-linecap="butt" draw:fill="solid" draw:fill-color="#507c5c" draw:opacity="70%" draw:textarea-horizontal-align="center" draw:textarea-vertical-align="middle" draw:shadow-opacity="70%"/>
    </style:style>
    <style:style style:name="gr2" style:family="graphic" style:parent-style-name="standard">
      <style:graphic-properties draw:stroke="none" draw:stroke-dash="Dashed_20__28_var_29__20_4" svg:stroke-width="0cm" draw:stroke-linejoin="none" svg:stroke-linecap="butt" draw:fill="solid" draw:fill-color="#cff09e" draw:opacity="70%" draw:textarea-horizontal-align="center" draw:textarea-vertical-align="middle" draw:shadow-opacity="70%"/>
    </style:style>
    <style:style style:name="gr3" style:family="graphic" style:parent-style-name="Objekt_20_bez_20_výplne_20_a_20_obrysu">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507c5c" draw:opacity="70%"/>
      <style:paragraph-properties fo:text-align="center"/>
    </style:style>
    <style:style style:name="P2" style:family="paragraph">
      <loext:graphic-properties draw:fill="solid" draw:fill-color="#cff09e" draw:opacity="70%"/>
      <style:paragraph-properties fo:text-align="center"/>
    </style:style>
    <style:style style:name="P3" style:family="paragraph">
      <style:paragraph-properties fo:text-align="center"/>
    </style:style>
  </office:automatic-styles>
  <office:body>
    <office:drawing>
      <draw:page draw:name="page1" draw:style-name="dp1" draw:master-page-name="Predvolené">
        <draw:g>
          <draw:polygon draw:style-name="gr1" draw:text-style-name="P1" draw:layer="layout" svg:width="2.699cm" svg:height="2.699cm" svg:x="0cm" svg:y="-0.002cm" svg:viewBox="0 0 2700 2700" draw:points="1350,2700 1216,2693 1084,2674 957,2642 833,2598 714,2542 601,2474 495,2395 395,2305 390,2299 386,2293 382,2286 379,2279 376,2272 374,2265 373,2258 373,2250 373,2243 374,2236 376,2229 379,2222 382,2215 386,2208 390,2202 395,2196 401,2191 407,2187 414,2183 421,2179 428,2177 435,2175 442,2174 449,2174 457,2174 464,2175 471,2177 478,2179 485,2183 492,2187 498,2191 504,2196 592,2276 686,2346 786,2407 892,2456 1001,2496 1115,2524 1231,2541 1350,2547 1469,2541 1585,2524 1699,2496 1808,2456 1913,2407 2014,2346 2108,2276 2196,2196 2276,2108 2346,2014 2406,1914 2456,1808 2495,1699 2524,1585 2541,1469 2547,1350 2541,1231 2524,1115 2495,1001 2456,892 2406,786 2346,686 2276,592 2196,504 2108,424 2014,354 1913,293 1808,244 1699,204 1585,176 1469,159 1350,153 1231,159 1115,176 1001,204 892,244 786,293 686,354 592,424 504,504 449,562 399,623 353,687 312,754 276,823 244,894 216,967 194,1041 176,1117 164,1194 156,1272 153,1350 156,1428 163,1506 176,1585 194,1662 196,1670 197,1678 197,1685 196,1693 195,1700 193,1707 190,1714 187,1720 183,1727 178,1732 173,1738 167,1743 161,1747 155,1751 148,1754 140,1756 133,1758 125,1759 117,1759 110,1758 103,1757 96,1755 89,1752 82,1749 76,1745 70,1740 65,1735 60,1729 56,1723 52,1717 49,1710 47,1702 27,1617 12,1531 3,1445 0,1358 2,1271 10,1184 24,1098 43,1013 68,926 99,842 136,760 177,681 224,604 277,531 334,461 395,395 495,305 601,226 714,158 833,102 957,58 1084,26 1216,7 1350,0 1484,7 1615,26 1743,58 1867,102 1985,158 2098,226 2205,305 2304,395 2395,495 2474,601 2542,714 2598,833 2642,957 2674,1085 2693,1216 2700,1350 2693,1484 2674,1615 2642,1743 2598,1867 2542,1986 2474,2099 2395,2205 2304,2305 2205,2395 2098,2474 1985,2542 1867,2598 1743,2642 1615,2674 1484,2693">
            <text:p/>
          </draw:polygon>
          <draw:polygon draw:style-name="gr1" draw:text-style-name="P1" draw:layer="layout" svg:width="2.008cm" svg:height="2.008cm" svg:x="0.345cm" svg:y="0.343cm" svg:viewBox="0 0 2009 2009" draw:points="1005,2009 902,2004 802,1989 706,1964 614,1930 526,1888 443,1837 366,1779 295,1715 230,1643 172,1566 121,1483 79,1395 45,1303 20,1207 5,1107 0,1005 5,902 20,802 45,706 79,614 121,526 172,443 230,366 295,295 366,230 443,172 526,121 614,79 706,45 802,20 902,5 1005,0 1071,2 1138,9 1203,20 1267,35 1329,54 1391,78 1450,105 1507,135 1563,170 1616,208 1667,249 1715,294 1760,342 1802,393 1840,447 1876,504 1879,511 1882,518 1884,525 1885,533 1886,540 1886,548 1885,555 1883,562 1881,569 1878,576 1875,582 1871,588 1866,594 1860,599 1854,604 1848,609 1841,612 1834,615 1826,617 1819,618 1811,619 1804,619 1797,618 1790,616 1783,614 1776,611 1769,607 1763,603 1757,598 1752,593 1747,587 1743,580 1713,532 1680,486 1645,443 1606,402 1566,364 1523,329 1478,297 1431,268 1382,242 1332,219 1280,199 1227,183 1173,170 1117,161 1061,155 1005,153 918,157 833,170 752,191 673,220 599,256 529,299 463,348 403,403 348,463 299,529 256,599 220,673 191,752 170,833 157,918 153,1005 157,1092 170,1176 191,1258 220,1336 256,1410 299,1480 348,1546 403,1606 463,1661 529,1710 599,1753 673,1789 752,1818 833,1839 918,1852 1005,1856 1092,1852 1176,1839 1258,1818 1336,1789 1410,1753 1480,1710 1546,1661 1606,1606 1661,1546 1710,1480 1753,1410 1789,1336 1818,1258 1839,1176 1852,1092 1856,1005 1856,997 1858,989 1860,982 1862,975 1865,968 1869,962 1874,956 1878,950 1884,946 1890,941 1896,937 1903,934 1910,931 1917,930 1925,928 1933,928 1940,928 1948,930 1955,931 1962,934 1969,937 1975,941 1981,946 1987,950 1992,956 1996,962 2000,968 2003,975 2006,982 2008,989 2009,997 2009,1005 2004,1107 1989,1207 1964,1303 1930,1395 1888,1483 1837,1566 1779,1643 1715,1715 1643,1779 1566,1837 1483,1888 1395,1930 1303,1964 1207,1989 1107,2004">
            <text:p/>
          </draw:polygon>
          <draw:polygon draw:style-name="gr2" draw:text-style-name="P2" draw:layer="layout" svg:width="1.117cm" svg:height="1.117cm" svg:x="0.791cm" svg:y="0.789cm" svg:viewBox="0 0 1118 1118" draw:points="1118,559 1117,597 1113,633 1108,669 1100,704 1089,738 1076,772 1061,805 1043,838 1023,871 1002,901 979,929 955,955 929,979 901,1002 871,1023 838,1043 805,1061 772,1076 738,1089 704,1100 669,1108 633,1113 597,1117 559,1118 521,1117 484,1113 449,1108 414,1100 380,1089 346,1076 313,1061 279,1043 247,1023 217,1002 189,979 163,955 139,929 116,901 95,871 75,838 57,805 42,772 29,738 18,704 10,669 4,633 1,597 0,559 1,521 4,484 10,449 18,414 29,380 42,346 57,313 75,279 95,247 116,217 139,189 163,163 189,139 217,116 247,95 279,75 313,57 346,42 380,29 414,18 449,10 484,4 521,1 559,0 597,1 633,4 669,10 704,18 738,29 772,42 805,57 838,75 871,95 901,116 929,139 955,163 979,189 1002,217 1023,247 1043,279 1061,313 1076,346 1089,380 1100,414 1108,449 1113,484 1117,521">
            <text:p/>
          </draw:polygon>
          <draw:path draw:style-name="gr1" draw:text-style-name="P1" draw:layer="layout" svg:width="1.27cm" svg:height="1.27cm" svg:x="0.715cm" svg:y="0.713cm" svg:viewBox="0 0 1271 1271" svg:d="M635 1271l-64-3-63-10-61-16-59-21-55-27-53-32-49-36-45-41-41-46-36-49-32-52-27-55-21-59-16-61-10-63-3-65 3-64 10-63 16-61 21-59 27-55 32-53 36-49 41-45 45-41 49-36 53-32 55-27 59-21 61-16 63-10 64-3 65 3 63 10 61 16 59 21 55 27 52 32 49 36 46 41 41 45 36 49 32 53 27 55 21 59 16 61 10 63 3 64-3 65-10 63-16 61-21 59-27 55-32 52-36 49-41 46-46 41-49 36-52 32-55 27-59 21-61 16-63 10zM635 153l-49 3-48 7-46 12-44 16-42 20-40 25-37 27-34 32-32 34-27 37-25 40-20 42-16 44-12 46-7 48-3 49 3 50 7 48 12 46 16 44 20 42 25 40 27 37 32 34 34 31 37 28 40 24 42 21 44 16 46 12 48 7 49 3 50-3 48-7 46-12 44-16 42-21 40-24 37-28 34-31 31-34 28-37 24-40 21-42 16-44 12-46 7-48 3-50-3-49-7-48-12-46-16-44-21-42-24-40-28-37-31-34-34-32-37-27-40-25-42-20-44-16-46-12-48-7z">
            <text:p/>
          </draw:path>
        </draw:g>
        <draw:frame draw:style-name="gr3" draw:text-style-name="P3" draw:layer="layout" svg:width="1.987cm" svg:height="1.987cm" svg:x="0.387cm" svg:y="0.365cm">
          <draw:image xlink:href="Pictures/1000049B0000033E0000033E0526EEB341BC20A6.svg" xlink:type="simple" xlink:show="embed" xlink:actuate="onLoad" loext:mime-type="image/svg+xml">
            <text:p/>
          </draw:image>
          <draw:image xlink:href="Pictures/100002010000002700000027AD5B1D02067831E2.png" xlink:type="simple" xlink:show="embed" xlink:actuate="onLoad" loext:mime-type="image/png"/>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Vyplnené" draw:style="linear" draw:start-color="#ffffff" draw:end-color="#cccccc" draw:start-intensity="100%" draw:end-intensity="100%" draw:angle="300" draw:border="0%"/>
    <draw:gradient draw:name="Vyplnené_20_modré" draw:display-name="Vyplnené modré" draw:style="linear" draw:start-color="#729fcf" draw:end-color="#355269" draw:start-intensity="100%" draw:end-intensity="100%" draw:angle="300" draw:border="0%"/>
    <draw:gradient draw:name="Vyplnené_20_zelené" draw:display-name="Vyplnené zelené" draw:style="linear" draw:start-color="#77bc65" draw:end-color="#127622" draw:start-intensity="100%" draw:end-intensity="100%" draw:angle="300" draw:border="0%"/>
    <draw:gradient draw:name="Vyplnené_20_červené" draw:display-name="Vyplnené červené" draw:style="linear" draw:start-color="#ff6d6d" draw:end-color="#c9211e" draw:start-intensity="100%" draw:end-intensity="100%" draw:angle="300" draw:border="0%"/>
    <draw:gradient draw:name="Vyplnené_20_žlté" draw:display-name="Vyplnené žlté" draw:style="linear" draw:start-color="#ffde59" draw:end-color="#b47804" draw:start-intensity="100%" draw:end-intensity="100%" draw:angle="300" draw:border="0%"/>
    <draw:gradient draw:name="Útvary"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sk"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bez_20_výplne_20_a_20_obrysu" style:display-name="Objekt bez výplne a obrysu"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Útvary"/>
      <style:text-properties fo:font-size="14pt" fo:font-weight="bold"/>
    </style:style>
    <style:style style:name="Filled" style:family="graphic" style:parent-style-name="Shapes">
      <style:graphic-properties draw:fill="gradient" draw:fill-gradient-name="Vyplnené"/>
    </style:style>
    <style:style style:name="Filled_20_Blue" style:display-name="Filled Blue" style:family="graphic" style:parent-style-name="Filled">
      <style:graphic-properties draw:fill-gradient-name="Vyplnené_20_modré"/>
      <style:text-properties fo:color="#ffffff"/>
    </style:style>
    <style:style style:name="Filled_20_Green" style:display-name="Filled Green" style:family="graphic" style:parent-style-name="Filled">
      <style:graphic-properties draw:fill-gradient-name="Vyplnené_20_zelené"/>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Vyplnené_20_červené"/>
      <style:text-properties fo:color="#ffffff"/>
    </style:style>
    <style:style style:name="Filled_20_Yellow" style:display-name="Filled Yellow" style:family="graphic" style:parent-style-name="Filled">
      <style:graphic-properties draw:fill-gradient-name="Vyplnené_20_žlté"/>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1cm" fo:margin-bottom="0.11cm" fo:margin-left="0.11cm" fo:margin-right="0.11cm" fo:page-width="2.698cm" fo:page-height="2.69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volené"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8-23T19:18:35.386000000</dc:date>
    <meta:editing-duration>PT13S</meta:editing-duration>
    <meta:editing-cycles>1</meta:editing-cycles>
    <meta:document-statistic meta:object-count="6"/>
    <meta:generator>LibreOffice/6.2.5.2$Windows_x86 LibreOffice_project/1ec314fa52f458adc18c4f025c545a4e8b22c159</meta:generator>
  </office:meta>
</office:document-meta>
</file>